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Corpo_20_2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29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30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1" style:family="paragraph" style:parent-style-name="Text_20_body">
      <style:paragraph-properties fo:margin-left="2.752cm" fo:margin-right="0cm" fo:margin-top="0cm" fo:margin-bottom="0cm" fo:text-indent="0cm" style:auto-text-indent="false"/>
    </style:style>
    <style:style style:name="P32" style:family="paragraph" style:parent-style-name="Text_20_body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3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4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RUP_20_Corpo_20_2">
      <style:paragraph-properties fo:margin-left="2.752cm" fo:margin-right="0cm" fo:text-indent="0cm" style:auto-text-indent="false"/>
    </style:style>
    <style:style style:name="P36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37" style:family="paragraph" style:parent-style-name="RUP_20_Corpo_20_2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8" style:family="paragraph" style:parent-style-name="Standard">
      <style:text-properties style:language-asian="en" style:country-asian="US"/>
    </style:style>
    <style:style style:name="P3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0" style:family="paragraph" style:parent-style-name="Standard">
      <style:text-properties fo:language="pt" fo:country="BR" style:language-complex="ar" style:country-complex="SA"/>
    </style:style>
    <style:style style:name="P41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42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43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44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Título_20_4_20__2b__20_12_20_pt">
      <style:text-properties fo:language="pt" fo:country="BR" style:language-complex="ar" style:country-complex="SA"/>
    </style:style>
    <style:style style:name="P47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50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51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52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6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65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7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7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2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73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74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7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76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7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7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8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8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8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8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4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85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1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92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93" style:family="paragraph" style:parent-style-name="RUP_20_Corpo_20_1">
      <style:text-properties fo:language="pt" fo:country="BR" style:language-complex="ar" style:country-complex="SA"/>
    </style:style>
    <style:style style:name="P94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5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6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9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0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01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07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8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09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0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11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12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13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14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15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16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1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5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6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7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8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9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0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5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6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8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39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0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42" style:family="paragraph" style:parent-style-name="RUP_20_Corpo_20_2" style:list-style-name="L5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3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4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5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6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7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8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49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50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51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52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53" style:family="paragraph" style:parent-style-name="RUP_20_Corpo_20_2" style:list-style-name="L6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54" style:family="paragraph" style:parent-style-name="RUP_20_Corpo_20_2" style:list-style-name="L7">
      <style:paragraph-properties fo:margin-left="2.739cm" fo:margin-right="0cm" fo:text-indent="0cm" style:auto-text-indent="false"/>
      <style:text-properties fo:language="pt" fo:country="BR" style:language-complex="ar" style:country-complex="SA"/>
    </style:style>
    <style:style style:name="P155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56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57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58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59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0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1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2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3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4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5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6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7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8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9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0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1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2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3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4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5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6" style:family="paragraph" style:parent-style-name="Text_20_body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4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4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4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4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style:font-name="Arial" fo:font-size="10pt" fo:language="pt" fo:country="BR" style:font-size-asian="10pt" style:font-size-complex="10pt" style:language-complex="ar" style:country-complex="SA"/>
    </style:style>
    <style:style style:name="T14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5" style:family="text"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ext:p text:style-name="P10"/>
      <text:p text:style-name="P10"/>
      <text:p text:style-name="P10"/>
      <text:p text:style-name="P38"/>
      <text:p text:style-name="P12">Termo de Abertura</text:p>
      <text:p text:style-name="P17"/>
      <text:p text:style-name="P39"/>
      <text:p text:style-name="P39"/>
      <text:p text:style-name="P39"/>
      <text:p text:style-name="P39"/>
      <text:p text:style-name="P12">Sistema de Cadastro e Controle para Consultório Odontológico (SCO) - Versão X.X</text:p>
      <text:p text:style-name="P15">Iteração XX- Release X.X</text:p>
      <text:p text:style-name="P39"/>
      <text:p text:style-name="P39"/>
      <text:p text:style-name="P39"/>
      <text:p text:style-name="P39"/>
      <text:p text:style-name="P39"/>
      <text:p text:style-name="P14"><text:span text:style-name="T7">Versão do Documento:</text:span><text:span text:style-name="T8"> X.X</text:span></text:p>
      <text:p text:style-name="P39"/>
      <text:p text:style-name="P39"/>
      <text:p text:style-name="P39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41"/>
        <text:p text:style-name="P70">Histórico de Revisão</text:p>
        <text:p text:style-name="P40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72">Data</text:p>
            </table:table-cell>
            <table:table-cell table:style-name="Tabela2.A1" office:value-type="string">
              <text:p text:style-name="P78">Versão do Documento</text:p>
            </table:table-cell>
            <table:table-cell table:style-name="Tabela2.A1" office:value-type="string">
              <text:p text:style-name="P72">Descrição</text:p>
            </table:table-cell>
            <table:table-cell table:style-name="Tabela2.D1" office:value-type="string">
              <text:p text:style-name="P72">Autor</text:p>
            </table:table-cell>
          </table:table-row>
          <table:table-row table:style-name="Tabela2.1">
            <table:table-cell table:style-name="Tabela2.A2" office:value-type="string">
              <text:p text:style-name="P74">03/03/2010</text:p>
            </table:table-cell>
            <table:table-cell table:style-name="Tabela2.A2" office:value-type="string">
              <text:p text:style-name="P74"/>
            </table:table-cell>
            <table:table-cell table:style-name="Tabela2.A2" office:value-type="string">
              <text:p text:style-name="P76">Inicio da produção deste documento</text:p>
            </table:table-cell>
            <table:table-cell table:style-name="Tabela2.D2" office:value-type="string">
              <text:p text:style-name="P74">Vinicius G G R</text:p>
              <text:p text:style-name="P74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74">04/03/10</text:p>
            </table:table-cell>
            <table:table-cell table:style-name="Tabela2.A2" office:value-type="string">
              <text:p text:style-name="P74"/>
            </table:table-cell>
            <table:table-cell table:style-name="Tabela2.A2" office:value-type="string">
              <text:p text:style-name="P74">Continuação da elaboração</text:p>
            </table:table-cell>
            <table:table-cell table:style-name="Tabela2.D2" office:value-type="string">
              <text:p text:style-name="P74">Amanda B S</text:p>
              <text:p text:style-name="P74">Vinicius G G R</text:p>
            </table:table-cell>
          </table:table-row>
          <table:table-row table:style-name="Tabela2.1">
            <table:table-cell table:style-name="Tabela2.A2" office:value-type="string">
              <text:p text:style-name="P77">05/03/2010</text:p>
              <text:p text:style-name="P73"/>
            </table:table-cell>
            <table:table-cell table:style-name="Tabela2.A2" office:value-type="string">
              <text:p text:style-name="P74"/>
            </table:table-cell>
            <table:table-cell table:style-name="Tabela2.A2" office:value-type="string">
              <text:p text:style-name="P74">Conclusão da elaboração</text:p>
            </table:table-cell>
            <table:table-cell table:style-name="Tabela2.D2" office:value-type="string">
              <text:p text:style-name="P74">Amanda B S</text:p>
              <text:p text:style-name="P74">Fábio José</text:p>
              <text:p text:style-name="P74">Vinicius G G R</text:p>
            </table:table-cell>
          </table:table-row>
        </table:table>
        <text:p text:style-name="P40"/>
        <text:p text:style-name="P40"/>
        <text:p text:style-name="P11"/>
        <text:p text:style-name="P68">Sumário</text:p>
        <text:p text:style-name="P43"/>
        <text:p text:style-name="P43"/>
        <text:table-of-content text:style-name="Sect3" text:name="Sumário1">
          <text:table-of-content-source text:outline-level="5" text:use-index-marks="false" text:use-index-source-styles="tru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45"><text:a xlink:type="simple" xlink:href="#5.1.1.Escopo do Projeto |outline"><text:span text:style-name="T4">5.1.1Escopo do Projeto <text:tab/>5</text:span></text:a></text:p>
            <text:p text:style-name="P45"><text:a xlink:type="simple" xlink:href="#5.1.2.Não-Escopo do Projeto |outline"><text:span text:style-name="T4">5.1.2Não-Escopo do Projeto <text:tab/>5</text:span></text:a></text:p>
            <text:p text:style-name="P45"><text:a xlink:type="simple" xlink:href="#5.1.3.Premissas do Projeto |outline"><text:span text:style-name="T4">5.1.3Premissas do Projeto <text:tab/>5</text:span></text:a></text:p>
            <text:p text:style-name="P45"><text:a xlink:type="simple" xlink:href="#5.1.4.Produto do Projeto |outline"><text:span text:style-name="T4">5.1.4Produto do Projeto <text:tab/>6</text:span></text:a></text:p>
            <text:p text:style-name="P94">5.4.1. Requisitos do Usuário<text:tab/>6</text:p>
            <text:p text:style-name="P25">5.4.1. Requisitos do Usuário<text:tab/>6</text:p>
            <text:p text:style-name="P94">5.4.1.1 [Requisito]<text:tab/>6</text:p>
            <text:p text:style-name="P25">5.4.1.1 [Requisito]<text:tab/>6</text:p>
            <text:p text:style-name="P94">5.4.2. Restrições do produto<text:tab/>6</text:p>
            <text:p text:style-name="P25">5.4.2. Restrições do produto<text:tab/>6</text:p>
            <text:p text:style-name="P94">5.4.3. Critério de qualidade do produto<text:tab/>7</text:p>
            <text:p text:style-name="P25">5.4.3. Critério de qualidade do produto<text:tab/>7</text:p>
            <text:p text:style-name="P45"><text:a xlink:type="simple" xlink:href="#5.1.5.Lista de Riscos|outline"><text:span text:style-name="T4">5.1.5Lista de Riscos<text:tab/>7</text:span></text:a></text:p>
            <text:p text:style-name="P45"><text:a xlink:type="simple" xlink:href="#5.1.6.Prioridades|outline"><text:span text:style-name="T4">5.1.6Prioridades<text:tab/>7</text:span></text:a></text:p>
            <text:p text:style-name="P45"><text:a xlink:type="simple" xlink:href="#5.1.7.Referências|outline"><text:span text:style-name="T4">5.1.7Referências<text:tab/>8</text:span></text:a></text:p>
            <text:p text:style-name="P45"><text:a xlink:type="simple" xlink:href="#5.1.8.Cronograma básico do projeto|outline"><text:span text:style-name="T4">5.1.8Cronograma básico do projeto<text:tab/>8</text:span></text:a></text:p>
            <text:p text:style-name="P45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45"><text:a xlink:type="simple" xlink:href="#6.1.1.Necessidade inicial do Projeto|outline"><text:span text:style-name="T4">6.1.1Necessidade inicial do Projeto<text:tab/>8</text:span></text:a></text:p>
            <text:p text:style-name="P94">6.1.1. Necessidade de suporte pela organização<text:tab/>8</text:p>
            <text:p text:style-name="P25">6.1.1. Necessidade de suporte pela organização<text:tab/>8</text:p>
            <text:p text:style-name="P94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69">Termo de Abertura</text:p>
        <text:p text:style-name="P43"/>
        <text:list text:style-name="WW8Num21">
          <text:list-item>
            <text:h text:style-name="P124" text:outline-level="1">Apresentação do Projeto</text:h>
          </text:list-item>
        </text:list>
        <text:p text:style-name="P59"/>
        <text:p text:style-name="P61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60"/>
        <text:p text:style-name="P58"/>
        <text:list text:style-name="WW8Num21" text:continue-numbering="true">
          <text:list-item>
            <text:h text:style-name="P127" text:outline-level="1">Um resumo das condições que definem o projeto </text:h>
          </text:list-item>
        </text:list>
        <text:p text:style-name="P42"><text:s text:c="6"/></text:p>
        <text:p text:style-name="P105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104"/>
        <text:p text:style-name="P56"/>
        <text:list text:style-name="WW8Num21" text:continue-numbering="true">
          <text:list-item>
            <text:h text:style-name="P127" text:outline-level="1">Matriz de Responsabilidades</text:h>
          </text:list-item>
        </text:list>
        <text:p text:style-name="P6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85">Nome</text:p>
              </table:table-cell>
              <table:table-cell table:style-name="Tabela3.A1" office:value-type="string">
                <text:p text:style-name="P85">Dados</text:p>
              </table:table-cell>
              <table:table-cell table:style-name="Tabela3.A1" office:value-type="string">
                <text:p text:style-name="P85">Papel</text:p>
              </table:table-cell>
              <table:table-cell table:style-name="Tabela3.A1" office:value-type="string">
                <text:p text:style-name="P18">Empresa</text:p>
                <text:p text:style-name="P86">Área</text:p>
              </table:table-cell>
              <table:table-cell table:style-name="Tabela3.E1" office:value-type="string">
                <text:p text:style-name="P57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87">E-mail: </text:p>
              <text:p text:style-name="P103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87">E-mail: </text:p>
              <text:p text:style-name="P87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87">E-mail: </text:p>
              <text:p text:style-name="P87">amanda.barbosabs@gmail.com</text:p>
              <text:p text:style-name="P88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cliente;</text:p>
              <text:p text:style-name="P22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87">E-mail: fabimgyn@gmail.com</text:p>
              <text:p text:style-name="P89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87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87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62"/>
        <text:list text:style-name="WW8Num21" text:continue-numbering="true">
          <text:list-item>
            <text:h text:style-name="P124" text:outline-level="1">Necessidades básicas do trabalho a ser realizado</text:h>
          </text:list-item>
        </text:list>
        <text:p text:style-name="P40"/>
        <text:p text:style-name="P63">Para a execução do projeto é indispensável a colaboração do cliente fornecendo e validando requisitos. O contratante deve garantir a infraestrutura básica a ser definida neste documento.</text:p>
        <text:p text:style-name="P64"/>
        <text:list text:style-name="WW8Num21" text:continue-numbering="true">
          <text:list-item>
            <text:h text:style-name="P124" text:outline-level="1">Descrição do Projeto</text:h>
          </text:list-item>
        </text:list>
        <text:p text:style-name="P6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1" text:outline-level="3">Escopo do Projeto </text:h>
                  </text:list-item>
                </text:list>
              </text:list-item>
            </text:list>
          </text:list-item>
        </text:list>
        <text:p text:style-name="P55"/>
        <text:p text:style-name="P107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p>
        <text:p text:style-name="P107"/>
        <text:p text:style-name="P106">Para controle de acesso do sistema será implantada uma solução baseada em login e senha. Este sub-sistema irá gerenciar as permissões para acesso as funcionalidades do sistema.</text:p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1" text:outline-level="3">Não-Escopo do Projeto </text:h>
                  </text:list-item>
                </text:list>
              </text:list-item>
            </text:list>
          </text:list-item>
        </text:list>
        <text:p text:style-name="P40"/>
        <text:list text:style-name="L1">
          <text:list-item>
            <text:p text:style-name="P117">Tudo o que não estiver definido no sub-item 5.1.1.</text:p>
          </text:list-item>
          <text:list-item>
            <text:p text:style-name="P117">Reforçando que o sistema não oferecerá recursos de controle financeiro (pagamento e recebimento de contas), apesar da solicitação do cliente.</text:p>
          </text:list-item>
          <text:list-item>
            <text:p text:style-name="P117">Embora possua recursos de internalização, apenas a língua portuguesa estará disponível.</text:p>
          </text:list-item>
          <text:list-item>
            <text:p text:style-name="P117">O sistema não se comunicará de forma ativa por meio de e-mails.</text:p>
          </text:list-item>
          <text:list-item>
            <text:p text:style-name="P117">O sistema não informará automaticamente a data de retorno do paciente, apesar da solicitação.</text:p>
          </text:list-item>
          <text:list-item>
            <text:p text:style-name="P117"><text:soft-page-break/>O sistema por si só não garante a segurança das informações armazenadas, ou seja, não é responsável por backup de toda e qualquer informação alimentada.</text:p>
          </text:list-item>
          <text:list-item>
            <text:p text:style-name="P123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90"/>
        <text:p text:style-name="P90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1" text:outline-level="3" text:restart-numbering="true" text:start-value="1">Premissas do Projeto </text:h>
                  </text:list-item>
                </text:list>
              </text:list-item>
            </text:list>
          </text:list-item>
        </text:list>
        <text:p text:style-name="P40"/>
        <text:p text:style-name="P108">Para que o projeto seja possível, as premissas apresentadas a seguir devem ser cumpridas.</text:p>
        <text:p text:style-name="P108"/>
        <text:p text:style-name="P109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109">O banco de dados da aplicação não poderá ser manipulado manualmente sem consulta prévia, sob consequência de corromper os dados da aplicação, que, consequentemente fará com que a aplicação não funcione de forma adequada.</text:p>
        <text:p text:style-name="P109">Será de responsabilidade do cliente garantir a privacidade e segurança das informações do banco de dados do sistema.</text:p>
        <text:p text:style-name="P90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1" text:outline-level="3">Produto do Projeto </text:h>
                  </text:list-item>
                </text:list>
              </text:list-item>
            </text:list>
          </text:list-item>
        </text:list>
        <text:p text:style-name="P65"/>
        <text:p text:style-name="P110">O produto do projeto se caracteriza como uma solução em software para o consultório odontológico, permitindo gerenciar de forma eficiente e confiável as informações relativas ao funcionamento do consultório.</text:p>
        <text:p text:style-name="P110"/>
        <text:p text:style-name="P110">Os sistemas web tem como característica a facilidade de acesso através de uma rede de computadores. Por meio de um computador o sistema proposto possibilitará, através de uma interface web, o acesso as funcionalidades. </text:p>
        <text:p text:style-name="P65"/>
        <text:p text:style-name="P46">5.4.1. Requisitos do Usuário</text:p>
        <text:p text:style-name="P40"/>
        <text:p text:style-name="P28">O solução em software apresentada atenderá as necessidades exigidas pelo clientes, definindo suas funcionalidades e, consequentemente, principais características.</text:p>
        <text:p text:style-name="P28"/>
        <text:p text:style-name="P28">O principal objetivo do sistema é tornar ágil as tarefas realizadas pelo usuário, além de garantir novas funcionalidades (atualmente não utilizadas pelo cliente) e garantir a consistência dos dados.</text:p>
        <text:p text:style-name="P28"/>
        <text:p text:style-name="P29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60">Nome;</text:p>
          </text:list-item>
          <text:list-item>
            <text:p text:style-name="P160">Categoria (convênio ou particular);</text:p>
          </text:list-item>
          <text:list-item>
            <text:p text:style-name="P160">Data de início do tratamento;</text:p>
          </text:list-item>
          <text:list-item>
            <text:p text:style-name="P160">Data de nascimento;</text:p>
          </text:list-item>
          <text:list-item>
            <text:p text:style-name="P160">Endereço;</text:p>
          </text:list-item>
          <text:list-item>
            <text:p text:style-name="P160">Telefone comercial, residencial, celular e outros;</text:p>
          </text:list-item>
          <text:list-item>
            <text:p text:style-name="P160">Observações;</text:p>
          </text:list-item>
          <text:list-item>
            <text:p text:style-name="P160">Término do tratamento;</text:p>
          </text:list-item>
          <text:list-item>
            <text:p text:style-name="P160"><text:soft-page-break/>Data de retorno;</text:p>
          </text:list-item>
          <text:list-item>
            <text:p text:style-name="P160">Odontograma;</text:p>
          </text:list-item>
          <text:list-item>
            <text:p text:style-name="P160">Anamnese (folha anexada à ficha de cadastro);</text:p>
          </text:list-item>
          <text:list-item>
            <text:p text:style-name="P160">Planejamento;</text:p>
          </text:list-item>
          <text:list-item>
            <text:p text:style-name="P160">Honorários.</text:p>
          </text:list-item>
        </text:list>
        <text:p text:style-name="P30"/>
        <text:p text:style-name="P30">O cliente sugeriu que fosse adicionado os seguintes campos a ficha de cadastro de paciente:</text:p>
        <text:list text:style-name="L3">
          <text:list-item>
            <text:p text:style-name="P173">E-mail;</text:p>
          </text:list-item>
          <text:list-item>
            <text:p text:style-name="P173">Quem indicou;</text:p>
          </text:list-item>
          <text:list-item>
            <text:p text:style-name="P173">Mãe e pai (responsáveis para menores).</text:p>
          </text:list-item>
        </text:list>
        <text:p text:style-name="P32"/>
        <text:p text:style-name="P32">Os campos permitem a caracteriazação do paciente, o controle dos serviços prestados e dos honorários recebidos e a receber, facilita o contato com o paciente.</text:p>
        <text:p text:style-name="P32"/>
        <text:p text:style-name="P32">O cliente informou que atualmente preenche receituários e atestados manualmente e solicitou que o sistema disponibilizasse a edição dos mesmos e permite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imento mais ágil, pois não seria necessária a procura do código em um papel e nem memorização do código para inserir no atestado.</text:p>
        <text:p text:style-name="P32"/>
        <text:p text:style-name="P32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32"/>
        <text:p text:style-name="P32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32"/>
        <text:p text:style-name="P32">Foi solicitado o cadastro de uma tabela de serviços, onde o odontólogo pudesse cadastrar os serviços que presta a seus pacientes e que essa tabela possuísse um vínculo com os honorários.</text:p>
        <text:p text:style-name="P32"/>
        <text:p text:style-name="P31"><text:span text:style-name="T15">Foi solicitado também, um controle de caixa, onde o cliente poderia informar as entradas e saídas do dia (pagamentos e recebimento de contas), que atualmente são realizados manualmente em um caderno de registros. Além de que h</text:span><text:span text:style-name="T13">aja um lugar onde possa informar sua contas mensais e pagamentos e que fosse informado quanto a proximidade do vencimento.</text:span></text:p>
        <text:p text:style-name="P176"/>
        <text:p text:style-name="P176">Foi ainda solicitado que:</text:p>
        <text:list text:style-name="L4">
          <text:list-item>
            <text:p text:style-name="P177">O planejamento (orçamento) fosse em forma de uma tabela e que esta possua os seguintes itens: Dente – Face <text:s/>- Procedimento – Valor – Total.</text:p>
          </text:list-item>
          <text:list-item>
            <text:p text:style-name="P177">A tabela de honorários composta por forma de pagamento (à vista ou parcelas) e que fosse vinculada ao paciente.</text:p>
          </text:list-item>
          <text:list-item>
            <text:p text:style-name="P177">A ficha de anamnese esteja junto ao cadastro de clientes.</text:p>
          </text:list-item>
          <text:list-item>
            <text:p text:style-name="P177">Relatórios de serviços prestados e de atendimento.</text:p>
          </text:list-item>
        </text:list>
        <text:p text:style-name="P176"/>
        <text:p text:style-name="P176">As funcionalidades acima solicitadas e listadas pelo clientes serão fornecidas através de uma interface amigável e de fácil manuseio, permitindo a agilidade nos procedimentos realizados.</text:p>
        <text:p text:style-name="P33"/>
        <text:p text:style-name="P33"/>
        <text:p text:style-name="P26"><text:soft-page-break/><text:span text:style-name="Título_20_5_20_Char"><text:span text:style-name="T12">5.4.1.1 [Requisito</text:span></text:span><text:span text:style-name="T5">]</text:span></text:p>
        <text:p text:style-name="P27"/>
        <text:p text:style-name="P98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2">Identificação</text:p>
            </table:table-cell>
            <table:table-cell table:style-name="Table1.A1" office:value-type="string">
              <text:p text:style-name="P113">Requisito</text:p>
            </table:table-cell>
          </table:table-row>
          <table:table-row>
            <table:table-cell office:value-type="string">
              <text:p text:style-name="P114">R01</text:p>
            </table:table-cell>
            <table:table-cell office:value-type="string">
              <text:p text:style-name="P115">Manter pacientes – Permite o cadastro de pacientes</text:p>
            </table:table-cell>
          </table:table-row>
          <table:table-row>
            <table:table-cell office:value-type="string">
              <text:p text:style-name="P114">R02</text:p>
            </table:table-cell>
            <table:table-cell office:value-type="string">
              <text:p text:style-name="P115">Manter fornecedores – Permite o cadastro dos fornecedores</text:p>
            </table:table-cell>
          </table:table-row>
          <table:table-row>
            <table:table-cell office:value-type="string">
              <text:p text:style-name="P114">R03</text:p>
            </table:table-cell>
            <table:table-cell office:value-type="string">
              <text:p text:style-name="P115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114">R04</text:p>
            </table:table-cell>
            <table:table-cell office:value-type="string">
              <text:p text:style-name="P115">Manter Dentistas por especialidades - Permite o cadastro de dentistas para indicação aos seus pacientes</text:p>
            </table:table-cell>
          </table:table-row>
          <table:table-row>
            <table:table-cell office:value-type="string">
              <text:p text:style-name="P114">R05</text:p>
            </table:table-cell>
            <table:table-cell office:value-type="string">
              <text:p text:style-name="P115">Manter convênios - Permite o cadastro dos dos convênios que o ondontólogo atende</text:p>
            </table:table-cell>
          </table:table-row>
          <table:table-row>
            <table:table-cell office:value-type="string">
              <text:p text:style-name="P114">R06</text:p>
            </table:table-cell>
            <table:table-cell office:value-type="string">
              <text:p text:style-name="P115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114">R07</text:p>
            </table:table-cell>
            <table:table-cell office:value-type="string">
              <text:p text:style-name="P115">Manter honorários – Permite a descrição dos procedimentos e dos valores e a forma de pagamento</text:p>
            </table:table-cell>
          </table:table-row>
          <table:table-row>
            <table:table-cell office:value-type="string">
              <text:p text:style-name="P114">R08</text:p>
            </table:table-cell>
            <table:table-cell office:value-type="string">
              <text:p text:style-name="P115">Editar receituário – Permite a edição de receituários e atestados</text:p>
            </table:table-cell>
          </table:table-row>
          <table:table-row>
            <table:table-cell office:value-type="string">
              <text:p text:style-name="P114">R09</text:p>
            </table:table-cell>
            <table:table-cell office:value-type="string">
              <text:p text:style-name="P115">Agendar horários (semanal e diário) – Permite que o odontológo marque consultas para seus pacientes</text:p>
            </table:table-cell>
          </table:table-row>
          <table:table-row>
            <table:table-cell office:value-type="string">
              <text:p text:style-name="P114">R10</text:p>
            </table:table-cell>
            <table:table-cell office:value-type="string">
              <text:p text:style-name="P115">Manter tabela de serviços – Cadastro dos serviços prestados pelo odontólogo</text:p>
            </table:table-cell>
          </table:table-row>
          <table:table-row>
            <table:table-cell office:value-type="string">
              <text:p text:style-name="P114">R11</text:p>
            </table:table-cell>
            <table:table-cell office:value-type="string">
              <text:p text:style-name="P115">Relatórios – Permite que o odontólogo faça relatórios de serviços prestados e do número de atendimentos relizados</text:p>
            </table:table-cell>
          </table:table-row>
        </table:table>
        <text:p text:style-name="P98"/>
        <text:p text:style-name="P33"/>
        <text:p text:style-name="P92">5.4.2. Restrições do produto</text:p>
        <text:p text:style-name="P92"/>
        <text:p text:style-name="P111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11"/>
        <text:p text:style-name="P111">Exceto quando for especificamente licenciado pelo contratado, o cliente não poderá usar o Software em conexão com quaisquer produtos, sistemas ou aplicativos instalados ou conectados a/ou outros sistemas.</text:p>
        <text:p text:style-name="P66"/>
        <text:p text:style-name="P46">5.4.3. Critério de qualidade do produto</text:p>
        <text:p text:style-name="P40"/>
        <text:p text:style-name="P36">Robustez e Performance - Para que garantir a robustez do sistema os seguintes critérios devem ser atendidos:</text:p>
        <text:list text:style-name="L5">
          <text:list-item>
            <text:p text:style-name="P142">Servidor de aplicação dedicado com mínino de:</text:p>
          </text:list-item>
        </text:list>
        <text:list text:style-name="L6">
          <text:list-item>
            <text:list>
              <text:list-item>
                <text:p text:style-name="P143"><text:soft-page-break/>2 GB de memória DDR2 800 Mhz;</text:p>
              </text:list-item>
              <text:list-item>
                <text:p text:style-name="P143">Processador com 2 núcleos 2.0 Ghz 800 Mhz de FSB;</text:p>
              </text:list-item>
              <text:list-item>
                <text:p text:style-name="P143">Placa de rede GigaBit (1.000 MB/s);</text:p>
              </text:list-item>
              <text:list-item>
                <text:p text:style-name="P143">Demais componentes.</text:p>
                <text:p text:style-name="P143"/>
              </text:list-item>
            </text:list>
          </text:list-item>
        </text:list>
        <text:list text:style-name="L7">
          <text:list-item>
            <text:p text:style-name="P154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43">4 GB de memória DDR2 800 Mhz;</text:p>
              </text:list-item>
              <text:list-item>
                <text:p text:style-name="P143">Processador com 2 núcleos 2.0 Ghz 800 Mhz de FSB;</text:p>
              </text:list-item>
              <text:list-item>
                <text:p text:style-name="P143">HD 10.000 RPM de no mínino 80 GB;</text:p>
              </text:list-item>
              <text:list-item>
                <text:p text:style-name="P143">Placa de rede GigaBit (1.000 MB/s);</text:p>
              </text:list-item>
              <text:list-item>
                <text:p text:style-name="P143">Demais componentes.</text:p>
                <text:p text:style-name="P143"/>
              </text:list-item>
            </text:list>
          </text:list-item>
        </text:list>
        <text:p text:style-name="P36">O sistema deve se manter estável com as configurações mínimas recomendadas.</text:p>
        <text:p text:style-name="P36">Tolerância a falhas - Caso ocorrão erros, o sistema garantirá a integridade dos dados. O contratado se compromete a corrigir problemas caracterizados como falhas do sistema sem custo adicional.</text:p>
        <text:p text:style-name="P36">Usabilidade – A usabilidade do sistema será favorecida por meio de interfaces amigáveis.</text:p>
        <text:p text:style-name="P35">Padrões aplicáveis - O ambiente utilizado será o “Microsoft Windows” na plataforma PC WIN 32, o qual deverá ser configurado previamente pelo cliente, e banco de dados “My SQL Server”.</text:p>
        <text:p text:style-name="P37">Garantia de qualidade - Será aplicado no ciclo de vida do software um modelo baseado em processos. </text:p>
        <text:p text:style-name="P33"/>
        <text:p text:style-name="P33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1" text:outline-level="3" text:restart-numbering="true" text:start-value="1">Lista de Riscos</text:h>
                  </text:list-item>
                </text:list>
              </text:list-item>
            </text:list>
          </text:list-item>
        </text:list>
        <text:p text:style-name="P95"/>
        <text:list text:style-name="L8">
          <text:list-item>
            <text:p text:style-name="P155">Não colaboração do cliente no fornecimento e validação dos requisitos;</text:p>
          </text:list-item>
          <text:list-item>
            <text:p text:style-name="P155">Indisponibilidade de membros da equipe;</text:p>
          </text:list-item>
          <text:list-item>
            <text:p text:style-name="P155">Falta de conhecimento do negócio;</text:p>
          </text:list-item>
          <text:list-item>
            <text:p text:style-name="P155">Falta de participação do cliente na tomada de decisões;</text:p>
          </text:list-item>
          <text:list-item>
            <text:p text:style-name="P155">Não fornecimento da infraestrutura básica por parte do cliente.</text:p>
          </text:list-item>
        </text:list>
        <text:p text:style-name="P40"/>
        <text:p text:style-name="P40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1" text:outline-level="3" text:restart-numbering="true" text:start-value="1">Prioridades</text:h>
                  </text:list-item>
                </text:list>
              </text:list-item>
            </text:list>
          </text:list-item>
        </text:list>
        <text:p text:style-name="P50"/>
        <text:p text:style-name="P95">Esta seção apresenta as prioridades das características do produto, de acordo com a visão do cliente.</text:p>
        <text:p text:style-name="P51">[Descrever as prioridades dadas pelo cliente para as características que serão desenvolvidas, podendo ser divididas em termos de versões do produto, por exemplo:</text:p>
        <text:p text:style-name="P51">A versão 1 deve contemplar as seguintes características:</text:p>
        <text:p text:style-name="P99">Logon</text:p>
        <text:p text:style-name="P99">Registro de Cursos</text:p>
        <text:p text:style-name="P99"/>
        <text:p text:style-name="P51">A versão 2 deve incluir:</text:p>
        <text:p text:style-name="P99">Envio de notas dos alunos</text:p>
        <text:p text:style-name="P99">Visualização de notas</text:p>
        <text:p text:style-name="P99"/>
        <text:p text:style-name="P48"><text:soft-page-break/>As características para a versão 3 ainda não estão definidas. Só está previsto que herdará as funcionalidades já existentes.]</text:p>
        <text:p text:style-name="P49"/>
        <text:p text:style-name="P4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7" text:outline-level="3">Referências</text:h>
                  </text:list-item>
                </text:list>
              </text:list-item>
            </text:list>
          </text:list-item>
        </text:list>
        <text:p text:style-name="P83"/>
        <text:p text:style-name="P53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>1.</text:p>
            </table:table-cell>
            <table:table-cell table:style-name="Tabela4.A1" office:value-type="string">
              <text:p text:style-name="P7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</table:table>
        <text:h text:style-name="P116" text:outline-level="3"/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8" text:outline-level="3">Cronograma básico do projeto</text:h>
                  </text:list-item>
                </text:list>
              </text:list-item>
            </text:list>
          </text:list-item>
        </text:list>
        <text:p text:style-name="P40"/>
        <text:p text:style-name="P52">[Esta de seção informa a previsão início e a duração.]</text:p>
        <text:p text:style-name="P5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8" text:outline-level="3">Estimativas iniciais de custo</text:h>
                  </text:list-item>
                </text:list>
              </text:list-item>
            </text:list>
          </text:list-item>
        </text:list>
        <text:p text:style-name="P40"/>
        <text:p text:style-name="P101">[Esta seção informa o orçamento do projeto.] </text:p>
        <text:p text:style-name="P101"/>
        <text:p text:style-name="P101"/>
        <text:list text:style-name="WW8Num21" text:continue-numbering="true">
          <text:list-item>
            <text:h text:style-name="P129" text:outline-level="1">Administração</text:h>
          </text:list-item>
        </text:list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8" text:outline-level="3">Necessidade inicial do Projeto</text:h>
                  </text:list-item>
                </text:list>
              </text:list-item>
            </text:list>
          </text:list-item>
        </text:list>
        <text:p text:style-name="P40"/>
        <text:p text:style-name="P52">[Descrever a necessidade inicial de recursos humanos, equipamentos e material – descrição breve da equipe.]</text:p>
        <text:p text:style-name="P52"/>
        <text:p text:style-name="P47">6.1.1. Necessidade de suporte pela organização</text:p>
        <text:p text:style-name="P47"/>
        <text:p text:style-name="P34">[Descrever se existe uma necessidade de apoio organizacional ou se o projeto será considerado como um projeto isolado.]</text:p>
        <text:p text:style-name="P102"/>
        <text:p text:style-name="P47">6.1.2. Controle e gerenciamento das informações do projeto</text:p>
        <text:p text:style-name="P47"/>
        <text:p text:style-name="P34">Todas as informações referentes ao projeto estão sendo armazenadas no serviço Gooogle Code. As informações podem ser acessadas através da url: <text:a xlink:type="simple" xlink:href="http://code.google.com/p/openodonto/">http://code.google.com/p/openodonto/</text:a>.</text:p>
        <text:p text:style-name="P40"/>
        <text:p text:style-name="P52"/>
        <text:p text:style-name="P40"/>
        <text:p text:style-name="P40"/>
        <text:h text:style-name="P84" text:outline-level="3"/>
        <text:p text:style-name="P91"/>
        <text:h text:style-name="P67" text:outline-level="6"/>
        <text:p text:style-name="P96"/>
        <text:p text:style-name="P97"/>
        <text:list text:style-name="WW8Num21" text:continue-numbering="true">
          <text:list-item>
            <text:h text:style-name="P130" text:outline-level="1">Assinaturas</text:h>
          </text:list-item>
        </text:list>
        <text:p text:style-name="P40"/>
        <text:p text:style-name="P71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4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4"> &lt;Nº. da versão do módulo&gt;</text:span><text:span text:style-name="T9">.</text:span></text:p>
        <text:p text:style-name="P9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81"/>
              <text:p text:style-name="P80">Data: ___/___/_____</text:p>
              <text:p text:style-name="P80"/>
              <text:p text:style-name="P80"/>
              <text:p text:style-name="P82"/>
            </table:table-cell>
            <table:table-cell table:style-name="Tabela5.A1" office:value-type="string">
              <text:p text:style-name="P81"/>
              <text:p text:style-name="P80">Data: ___/___/_____</text:p>
              <text:p text:style-name="P80"/>
              <text:p text:style-name="P80"/>
              <text:p text:style-name="P82"/>
            </table:table-cell>
          </table:table-row>
          <table:table-row table:style-name="Tabela5.2">
            <table:table-cell table:style-name="Tabela5.A1" office:value-type="string">
              <text:p text:style-name="P100">Nome Completo</text:p>
              <text:p text:style-name="P75">Papel e/ou cargo</text:p>
              <text:p text:style-name="P75"/>
            </table:table-cell>
            <table:table-cell table:style-name="Tabela5.A1" office:value-type="string">
              <text:p text:style-name="P100">Nome Completo</text:p>
              <text:p text:style-name="P75">Papel e/ou cargo</text:p>
            </table:table-cell>
          </table:table-row>
        </table:table>
        <text:p text:style-name="P93"/>
        <text:p text:style-name="P93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81"/>
              <text:p text:style-name="P80">Data: ___/___/_____</text:p>
              <text:p text:style-name="P80"/>
              <text:p text:style-name="P80"/>
              <text:p text:style-name="P82"/>
            </table:table-cell>
            <table:table-cell table:style-name="Tabela6.A1" office:value-type="string">
              <text:p text:style-name="P81"/>
              <text:p text:style-name="P80">Data: ___/___/_____</text:p>
              <text:p text:style-name="P80"/>
              <text:p text:style-name="P80"/>
              <text:p text:style-name="P82"/>
            </table:table-cell>
          </table:table-row>
          <table:table-row table:style-name="Tabela6.2">
            <table:table-cell table:style-name="Tabela6.A1" office:value-type="string">
              <text:p text:style-name="P100">Nome Completo</text:p>
              <text:p text:style-name="P75">Papel e/ou cargo</text:p>
            </table:table-cell>
            <table:table-cell table:style-name="Tabela6.A1" office:value-type="string">
              <text:p text:style-name="P100">Nome Completo</text:p>
              <text:p text:style-name="P75">Papel e/ou cargo</text:p>
            </table:table-cell>
          </table:table-row>
        </table:table>
        <text:p text:style-name="P40"/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5T19:21:35</dc:date>
    <meta:editing-cycles>45</meta:editing-cycles>
    <meta:editing-duration>PT6H13M54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11" meta:paragraph-count="272" meta:word-count="2351" meta:character-count="15519"/>
  </office:meta>
</office:document-meta>
</file>